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9cm" fo:min-width="3.67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809cm" fo:min-width="5.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6cm" fo:min-width="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5cm" fo:min-width="6.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25cm" fo:min-width="4.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45cm" fo:min-width="4.4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64cm" fo:min-width="3.74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4.35cm" fo:min-width="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5.9cm" svg:height="2.6cm" svg:x="7.6cm" svg:y="-0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5.677cm" svg:height="2.067cm" draw:transform="skewX (0.508414411105948) rotate (-0.00715584993317744) translate (10.223cm 14.1cm)">
          <text:p text:style-name="P1"><text:span text:style-name="T1">Pobierz liczbę od </text:span><text:span text:style-name="T1">użytkownik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55cm" svg:y1="2.4cm" svg:x2="12.85cm" svg:y2="5.7cm" draw:start-shape="id1" draw:start-glue-point="8" draw:end-shape="id2" draw:end-glue-point="0" svg:d="M10550 2400l2300 3300" svg:viewBox="0 0 2301 3301">
          <text:p/>
        </draw:connector>
        <draw:custom-shape draw:style-name="gr4" draw:text-style-name="P2" xml:id="id3" draw:id="id3" draw:layer="layout" svg:width="5cm" svg:height="3.7cm" svg:x="5.8cm" svg:y="10.4cm">
          <text:p text:style-name="P1">Suma &lt;=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9" draw:id="id9" draw:layer="layout" svg:width="7.1cm" svg:height="2.3cm" svg:x="11.8cm" svg:y="17.7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8cm" svg:y1="12.25cm" svg:x2="13.061cm" svg:y2="14.12cm" draw:start-shape="id3" draw:start-glue-point="7" draw:end-shape="id4" svg:d="M10800 12250h2261v1870" svg:viewBox="0 0 2262 1871">
          <text:p text:style-name="P1">Tak</text:p>
        </draw:connector>
        <draw:custom-shape draw:style-name="gr7" draw:text-style-name="P2" xml:id="id2" draw:id="id2" draw:layer="layout" svg:width="4.7cm" svg:height="1.5cm" svg:x="10.5cm" svg:y="5.7cm">
          <text:p text:style-name="P1">Suma= 0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4.922cm" svg:height="1.489cm" draw:transform="skewX (0.500734962397173) rotate (0.00785398163397448) translate (3.707cm 18.314cm)">
          <text:p text:style-name="P1">Wyprowadź sum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8cm" svg:y1="12.25cm" svg:x2="3.306cm" svg:y2="19.061cm" draw:start-shape="id3" draw:start-glue-point="5" draw:end-shape="id5" svg:d="M5800 12250h-3397v6811h903" svg:viewBox="0 0 3398 6812">
          <text:p text:style-name="P1">Nie</text:p>
        </draw:connector>
        <draw:custom-shape draw:style-name="gr9" draw:text-style-name="P2" xml:id="id7" draw:id="id7" draw:layer="layout" svg:width="6cm" svg:height="2cm" svg:x="9cm" svg:y="21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xml:id="id6" draw:id="id6" draw:layer="layout" svg:x1="5.365cm" svg:y1="19.79cm" svg:x2="5.365cm" svg:y2="19.79cm" draw:start-shape="id5" draw:start-glue-point="2" draw:end-shape="id5" draw:end-glue-point="2" svg:d="M5365 19790z" svg:viewBox="0 0 1 1">
          <text:p/>
        </draw:connector>
        <draw:connector draw:style-name="gr3" draw:text-style-name="P4" draw:layer="layout" draw:type="line" svg:x1="5.365cm" svg:y1="19.79cm" svg:x2="9cm" svg:y2="22.6cm" draw:start-shape="id6" draw:start-glue-point="0" draw:end-shape="id7" svg:d="M5365 19790l3635 2810" svg:viewBox="0 0 3636 2811">
          <text:p/>
        </draw:connector>
        <draw:custom-shape draw:style-name="gr10" draw:text-style-name="P5" draw:layer="layout" svg:width="5.5cm" svg:height="4.6cm" svg:x="1.3cm" svg:y="1.3cm">
          <text:p text:style-name="P1"><text:span text:style-name="T2">Program pobiera liczby </text:span></text:p>
          <text:p text:style-name="P1"><text:span text:style-name="T2">od użytkownika do momentu,</text:span></text:p>
          <text:p text:style-name="P1"><text:span text:style-name="T2">Kiedy ich suma</text:span></text:p>
          <text:p text:style-name="P1"><text:span text:style-name="T2"><text:s/></text:span><text:span text:style-name="T2">przekroczy 75. </text:span></text:p>
          <text:p text:style-name="P1"><text:span text:style-name="T2">Na koniec wyprowadzana</text:span></text:p>
          <text:p text:style-name="P1"><text:span text:style-name="T2"><text:s/></text:span><text:span text:style-name="T2">jest suma podanych liczb.</text:span></text:p>
          <draw:enhanced-geometry svg:viewBox="0 0 21600 21600" draw:type="rectangle" draw:enhanced-path="M 0 0 L 21600 0 21600 21600 0 21600 0 0 Z N"/>
        </draw:custom-shape>
        <draw:connector draw:style-name="gr3" draw:text-style-name="P4" xml:id="id8" draw:id="id8" draw:layer="layout" svg:x1="12.85cm" svg:y1="7.2cm" svg:x2="12.85cm" svg:y2="7.2cm" draw:start-shape="id2" draw:start-glue-point="2" draw:end-shape="id2" draw:end-glue-point="2" svg:d="M12850 7200z" svg:viewBox="0 0 1 1">
          <text:p/>
        </draw:connector>
        <draw:connector draw:style-name="gr3" draw:text-style-name="P4" draw:layer="layout" draw:type="line" svg:x1="12.85cm" svg:y1="7.2cm" svg:x2="8.3cm" svg:y2="10.4cm" draw:start-shape="id8" draw:start-glue-point="0" draw:end-shape="id3" draw:end-glue-point="4" svg:d="M12850 7200l-4550 3200" svg:viewBox="0 0 4551 3201">
          <text:p/>
        </draw:connector>
        <draw:connector draw:style-name="gr3" draw:text-style-name="P4" draw:layer="layout" svg:x1="11.894cm" svg:y1="16.179cm" svg:x2="15.35cm" svg:y2="17.7cm" draw:start-shape="id4" draw:start-glue-point="2" draw:end-shape="id9" svg:d="M11894 16179v770h3456v751" svg:viewBox="0 0 3457 1522">
          <text:p/>
        </draw:connector>
        <draw:connector draw:style-name="gr3" draw:text-style-name="P4" draw:layer="layout" svg:x1="18.9cm" svg:y1="18.85cm" svg:x2="15.2cm" svg:y2="6.45cm" draw:start-shape="id9" draw:start-glue-point="1" draw:end-shape="id2" draw:end-glue-point="1" svg:d="M18900 18850h501v-12400h-4201" svg:viewBox="0 0 4202 1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15:07.611491273</meta:creation-date>
    <dc:date>2018-09-27T07:48:38.827219199</dc:date>
    <meta:editing-duration>PT21M43S</meta:editing-duration>
    <meta:editing-cycles>3</meta:editing-cycles>
    <meta:generator>LibreOffice/6.0.3.2$Linux_X86_64 LibreOffice_project/00m0$Build-2</meta:generator>
    <meta:document-statistic meta:object-count="17"/>
  </office:meta>
</office:document-meta>
</file>